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10DD237F8C973970904.png" manifest:media-type="image/png"/>
  <manifest:file-entry manifest:full-path="Pictures/10000000000000D20000012DF53D185DFA16B5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789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395cm"/>
      <style:paragraph-properties style:writing-mode="lr-tb"/>
    </style:style>
    <style:style style:name="gr4" style:family="graphic" style:parent-style-name="objectwithoutfill">
      <style:graphic-properties svg:stroke-width="0.05cm" svg:stroke-color="#ff8000" draw:marker-start-width="0.28cm" draw:marker-end="Arrowheads_20_1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71cm" svg:height="4.75cm" svg:x="1cm" svg:y="8.485cm">
            <draw:image xlink:href="Pictures/100000000000010B0000010DD237F8C973970904.png" xlink:type="simple" xlink:show="embed" xlink:actuate="onLoad" draw:mime-type="image/png">
              <text:p/>
            </draw:image>
          </draw:frame>
          <draw:frame draw:style-name="gr1" draw:text-style-name="P1" draw:layer="layout" svg:width="3.7cm" svg:height="5.31cm" svg:x="8.57cm" svg:y="8.119cm">
            <draw:image xlink:href="Pictures/10000000000000D20000012DF53D185DFA16B58A.png" xlink:type="simple" xlink:show="embed" xlink:actuate="onLoad" draw:mime-type="image/png">
              <text:p/>
            </draw:image>
          </draw:frame>
          <draw:frame draw:style-name="gr2" draw:text-style-name="P3" draw:layer="layout" svg:width="2.207cm" svg:height="1.827cm" svg:x="6.013cm" svg:y="8.304cm">
            <draw:text-box>
              <text:p text:style-name="P2"><text:span text:style-name="T1">Course indicator</text:span></text:p>
              <text:p text:style-name="P2"><text:span text:style-name="T1">(approach direction)</text:span></text:p>
            </draw:text-box>
          </draw:frame>
          <draw:frame draw:style-name="gr3" draw:text-style-name="P3" draw:layer="layout" svg:width="2.207cm" svg:height="1.039cm" svg:x="6.013cm" svg:y="10.605cm">
            <draw:text-box>
              <text:p text:style-name="P2"><text:span text:style-name="T1">Deviation indicator</text:span></text:p>
            </draw:text-box>
          </draw:frame>
          <draw:frame draw:style-name="gr3" draw:text-style-name="P3" draw:layer="layout" svg:width="2.226cm" svg:height="1.039cm" svg:x="6.013cm" svg:y="12.106cm">
            <draw:text-box>
              <text:p text:style-name="P2"><text:span text:style-name="T1">Glideslope indicator</text:span></text:p>
            </draw:text-box>
          </draw:frame>
          <draw:line draw:style-name="gr4" draw:text-style-name="P4" draw:layer="layout" svg:x1="6.013cm" svg:y1="9.224cm" svg:x2="2.829cm" svg:y2="9.827cm">
            <text:p/>
          </draw:line>
          <draw:line draw:style-name="gr4" draw:text-style-name="P4" draw:layer="layout" svg:x1="8.202cm" svg:y1="9.243cm" svg:x2="9.799cm" svg:y2="9.881cm">
            <text:p/>
          </draw:line>
          <draw:line draw:style-name="gr4" draw:text-style-name="P4" draw:layer="layout" svg:x1="6.004cm" svg:y1="11.14cm" svg:x2="4.152cm" svg:y2="10.639cm">
            <text:p/>
          </draw:line>
          <draw:line draw:style-name="gr4" draw:text-style-name="P4" draw:layer="layout" svg:x1="8.23cm" svg:y1="11.131cm" svg:x2="10.565cm" svg:y2="10.255cm">
            <text:p/>
          </draw:line>
          <draw:line draw:style-name="gr4" draw:text-style-name="P4" draw:layer="layout" svg:x1="8.248cm" svg:y1="12.655cm" svg:x2="9.945cm" svg:y2="11.323cm">
            <text:p/>
          </draw:line>
          <draw:line draw:style-name="gr4" draw:text-style-name="P4" draw:layer="layout" svg:x1="6.013cm" svg:y1="12.637cm" svg:x2="5.338cm" svg:y2="11.523cm">
            <text:p/>
          </draw:line>
          <draw:frame draw:style-name="gr5" draw:text-style-name="P3" draw:layer="layout" svg:width="3.677cm" svg:height="0.645cm" svg:x="8.587cm" svg:y="13.507cm">
            <draw:text-box>
              <text:p text:style-name="P2"><text:span text:style-name="T1">HSI MFD mode</text:span></text:p>
            </draw:text-box>
          </draw:frame>
          <draw:frame draw:style-name="gr3" draw:text-style-name="P3" draw:layer="layout" svg:width="4.668cm" svg:height="0.645cm" svg:x="1.015cm" svg:y="13.508cm">
            <draw:text-box>
              <text:p text:style-name="P2"><text:span text:style-name="T1">Delta-glider VOR indicator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05:31.622000000</meta:creation-date>
    <dc:date>2022-04-14T21:27:44.009000000</dc:date>
    <meta:editing-duration>PT6M42S</meta:editing-duration>
    <meta:editing-cycles>2</meta:editing-cycles>
    <meta:generator>LibreOffice/7.2.6.2$Windows_X86_64 LibreOffice_project/b0ec3a565991f7569a5a7f5d24fed7f52653d754</meta:generator>
    <meta:document-statistic meta:object-count="14"/>
  </office:meta>
</office:document-meta>
</file>